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084cm" fo:min-width="1.764cm"/>
    </style:style>
    <style:style style:name="gr2" style:family="graphic" style:parent-style-name="standard">
      <style:graphic-properties draw:textarea-horizontal-align="justify" draw:textarea-vertical-align="middle" draw:auto-grow-height="false" fo:min-height="2.154cm" fo:min-width="1.764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draw:layer="layout" svg:width="3.2cm" svg:height="3.3cm" svg:x="7.3cm" svg:y="9.7cm">
          <text:p text:style-name="P1">Standb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2cm" svg:height="3.3cm" svg:x="7cm" svg:y="4.2cm">
          <text:p text:style-name="P1">Standby</text:p>
          <text:p text:style-name="P1">Slee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2cm" svg:height="3.3cm" svg:x="13.2cm" svg:y="19cm">
          <text:p text:style-name="P1">Sweep</text:p>
          <text:p text:style-name="P1">Along</text:p>
          <text:p text:style-name="P1">The</text:p>
          <text:p text:style-name="P1">Ed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2cm" svg:height="3.3cm" svg:x="7.3cm" svg:y="19.8cm">
          <text:p text:style-name="P1">Automatic</text:p>
          <text:p text:style-name="P1">Clean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2cm" svg:height="3.3cm" svg:x="2.3cm" svg:y="7.6cm">
          <text:p text:style-name="P1">Char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2cm" svg:height="3.4cm" svg:x="1.8cm" svg:y="14.2cm">
          <text:p text:style-name="P1">Follow</text:p>
          <text:p text:style-name="P1">M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2cm" svg:height="3.3cm" svg:x="2.3cm" svg:y="2.9cm">
          <text:p text:style-name="P1">Charge</text:p>
          <text:p text:style-name="P1">Slee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2cm" svg:height="3.3cm" svg:x="14cm" svg:y="8.8cm">
          <text:p text:style-name="P1">Return</text:p>
          <text:p text:style-name="P1">To</text:p>
          <text:p text:style-name="P1">Char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2cm" svg:height="3.3cm" svg:x="2.3cm" svg:y="19.5cm">
          <text:p text:style-name="P1">Fixed</text:p>
          <text:p text:style-name="P1">Point</text:p>
          <text:p text:style-name="P1">Cleaning 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4.1cm" svg:y1="19.4cm" svg:x2="14.6cm" svg:y2="11.5cm">
          <text:p/>
        </draw:line>
        <draw:line draw:style-name="gr3" draw:text-style-name="P2" draw:layer="layout" svg:x1="9cm" svg:y1="19.8cm" svg:x2="14.7cm" svg:y2="11.4cm">
          <text:p/>
        </draw:line>
        <draw:line draw:style-name="gr3" draw:text-style-name="P2" draw:layer="layout" svg:x1="13.6cm" svg:y1="19.6cm" svg:x2="14.7cm" svg:y2="11.6cm">
          <text:p/>
        </draw:line>
        <draw:line draw:style-name="gr3" draw:text-style-name="P2" draw:layer="layout" svg:x1="5cm" svg:y1="15.9cm" svg:x2="14.8cm" svg:y2="11.6cm">
          <text:p/>
        </draw:line>
        <draw:line draw:style-name="gr3" draw:text-style-name="P2" draw:layer="layout" svg:x1="10.3cm" svg:y1="11.4cm" svg:x2="14.5cm" svg:y2="11.6cm">
          <text:p/>
        </draw:line>
        <draw:line draw:style-name="gr3" draw:text-style-name="P2" draw:layer="layout" svg:x1="10cm" svg:y1="5.8cm" svg:x2="14.6cm" svg:y2="9.4cm">
          <text:p/>
        </draw:line>
        <draw:line draw:style-name="gr3" draw:text-style-name="P2" draw:layer="layout" svg:x1="2.7cm" svg:y1="8.2cm" svg:x2="2.8cm" svg:y2="5.6cm">
          <text:p/>
        </draw:line>
        <draw:line draw:style-name="gr3" draw:text-style-name="P2" draw:layer="layout" svg:x1="5.1cm" svg:y1="5.8cm" svg:x2="5cm" svg:y2="8.5cm">
          <text:p/>
        </draw:line>
        <draw:line draw:style-name="gr3" draw:text-style-name="P2" draw:layer="layout" svg:x1="5.4cm" svg:y1="9.2cm" svg:x2="8cm" svg:y2="10.3cm">
          <text:p/>
        </draw:line>
        <draw:line draw:style-name="gr3" draw:text-style-name="P2" draw:layer="layout" svg:x1="7.5cm" svg:y1="11.4cm" svg:x2="4.9cm" svg:y2="10.4cm">
          <text:p/>
        </draw:line>
        <draw:line draw:style-name="gr3" draw:text-style-name="P2" draw:layer="layout" svg:x1="13.9cm" svg:y1="10.3cm" svg:x2="10.3cm" svg:y2="10.7cm">
          <text:p/>
        </draw:line>
        <draw:line draw:style-name="gr3" draw:text-style-name="P2" draw:layer="layout" svg:x1="8.9cm" svg:y1="13cm" svg:x2="4.6cm" svg:y2="14.7cm">
          <text:p/>
        </draw:line>
        <draw:line draw:style-name="gr3" draw:text-style-name="P2" draw:layer="layout" svg:x1="9cm" svg:y1="12.9cm" svg:x2="4cm" svg:y2="19.5cm">
          <text:p/>
        </draw:line>
        <draw:line draw:style-name="gr3" draw:text-style-name="P2" draw:layer="layout" svg:x1="9.1cm" svg:y1="12.9cm" svg:x2="8.9cm" svg:y2="20cm">
          <text:p/>
        </draw:line>
        <draw:line draw:style-name="gr3" draw:text-style-name="P2" draw:layer="layout" svg:x1="9.1cm" svg:y1="12.9cm" svg:x2="13.7cm" svg:y2="19.6cm">
          <text:p/>
        </draw:line>
        <draw:line draw:style-name="gr3" draw:text-style-name="P2" draw:layer="layout" svg:x1="8.4cm" svg:y1="10cm" svg:x2="8.4cm" svg:y2="7.5cm">
          <text:p/>
        </draw:line>
        <draw:line draw:style-name="gr3" draw:text-style-name="P2" draw:layer="layout" svg:x1="9.2cm" svg:y1="7.3cm" svg:x2="9.2cm" svg:y2="10.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10T15:45:07.392143776</meta:creation-date>
    <dc:date>2017-08-10T16:01:28.050219623</dc:date>
    <meta:editing-duration>PT5M1S</meta:editing-duration>
    <meta:editing-cycles>1</meta:editing-cycles>
    <meta:document-statistic meta:object-count="26"/>
    <meta:generator>LibreOffice/5.1.6.2$Linux_X86_64 LibreOffice_project/10m0$Build-2</meta:generator>
  </office:meta>
</office:document-meta>
</file>